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3" svg:font-family="'Courier 10 Pitch'" style:font-adornments="Bold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5cm" fo:min-width="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19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9.002cm"/>
    </style:style>
    <style:style style:name="gr5" style:family="graphic" style:parent-style-name="standard">
      <style:graphic-properties draw:fill-color="#ff99ff" draw:textarea-horizontal-align="justify" draw:textarea-vertical-align="middle" draw:auto-grow-height="false" fo:min-height="3.35cm" fo:min-width="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7.14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7cm" fo:min-width="1.272cm"/>
    </style:style>
    <style:style style:name="gr9" style:family="graphic" style:parent-style-name="standard">
      <style:graphic-properties draw:textarea-horizontal-align="justify" draw:textarea-vertical-align="middle" draw:auto-grow-height="false" fo:min-height="3.35cm" fo:min-width="12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575cm"/>
    </style:style>
    <style:style style:name="gr11" style:family="graphic" style:parent-style-name="standard">
      <style:graphic-properties draw:fill-color="#ff99ff" draw:textarea-horizontal-align="justify" draw:textarea-vertical-align="middle" draw:auto-grow-height="false" fo:min-height="3.35cm" fo:min-width="17.4cm"/>
    </style:style>
    <style:style style:name="gr12" style:family="graphic" style:parent-style-name="standard">
      <style:graphic-properties draw:textarea-horizontal-align="justify" draw:textarea-vertical-align="middle" draw:auto-grow-height="false" fo:min-height="6.35cm" fo:min-width="9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09cm" fo:min-width="16.0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8.152cm"/>
    </style:style>
    <style:style style:name="gr15" style:family="graphic" style:parent-style-name="standard">
      <style:graphic-properties draw:fill-color="#ff99ff" draw:textarea-horizontal-align="justify" draw:textarea-vertical-align="middle" draw:auto-grow-height="false" fo:min-height="6.35cm" fo:min-width="9.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85cm" fo:min-width="17.147cm"/>
    </style:style>
    <style:style style:name="gr17" style:family="graphic" style:parent-style-name="objectwithoutfill">
      <style:graphic-properties draw:stroke="dash" draw:stroke-dash="Fine_20_Dashed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698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width="0.1cm" draw:marker-start-width="0.5cm" draw:marker-end-width="0.5cm" draw:fill="none" draw:textarea-vertical-align="middle" draw:auto-grow-height="false" fo:min-height="0.605cm" fo:min-width="0cm" fo:padding-top="0.175cm" fo:padding-bottom="0.175cm" fo:padding-left="0.3cm" fo:padding-right="0.3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draw:fill-color="#ff950e" draw:textarea-horizontal-align="justify" draw:textarea-vertical-align="middle" draw:auto-grow-height="false" fo:min-height="1.75cm" fo:min-width="3.5cm"/>
    </style:style>
    <style:style style:name="gr24" style:family="graphic" style:parent-style-name="standard">
      <style:graphic-properties draw:fill-color="#aea79f" draw:textarea-horizontal-align="justify" draw:textarea-vertical-align="middle" draw:auto-grow-height="false" fo:min-height="1.75cm" fo:min-width="3.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5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3.558cm"/>
    </style:style>
    <style:style style:name="gr29" style:family="graphic" style:parent-style-name="standard">
      <style:graphic-properties draw:textarea-horizontal-align="justify" draw:textarea-vertical-align="middle" draw:auto-grow-height="false" fo:min-height="0.666cm" fo:min-width="1.26cm" fo:wrap-option="no-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374cm"/>
    </style:style>
    <style:style style:name="gr31" style:family="graphic" style:parent-style-name="standard">
      <style:graphic-properties svg:stroke-color="#000000" svg:stroke-opacity="0%" draw:fill-color="#ffffcc" draw:textarea-horizontal-align="justify" draw:textarea-vertical-align="middle" draw:auto-grow-height="false" fo:min-height="10.95cm" fo:min-width="8.6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2.25cm" fo:min-width="6.9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2.75cm" fo:min-width="6.9cm"/>
    </style:style>
    <style:style style:name="gr34" style:family="graphic" style:parent-style-name="standard">
      <style:graphic-properties draw:fill-color="#ff3333" draw:textarea-horizontal-align="justify" draw:textarea-vertical-align="middle" draw:auto-grow-height="false" fo:min-height="0.75cm" fo:min-width="0.5cm"/>
    </style:style>
    <style:style style:name="gr35" style:family="graphic" style:parent-style-name="standard">
      <style:graphic-properties draw:fill-color="#99ff99" draw:textarea-horizontal-align="justify" draw:textarea-vertical-align="middle" draw:auto-grow-height="false" fo:min-height="0.75cm" fo:min-width="0.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37" style:family="graphic" style:parent-style-name="standard">
      <style:graphic-properties draw:fill="none" draw:textarea-vertical-align="middle" draw:auto-grow-height="false" fo:min-height="6.19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66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18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37cm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42" style:family="graphic" style:parent-style-name="standard">
      <style:graphic-properties draw:textarea-horizontal-align="justify" draw:textarea-vertical-align="middle" draw:auto-grow-height="false" fo:min-height="0.65cm" fo:min-width="0.3cm"/>
    </style:style>
    <style:style style:name="gr43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3.26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78cm"/>
    </style:style>
    <style:style style:name="gr46" style:family="graphic" style:parent-style-name="standard">
      <style:graphic-properties draw:fill-color="#ccffff" draw:textarea-horizontal-align="justify" draw:textarea-vertical-align="middle" draw:auto-grow-height="false" fo:min-height="8.15cm" fo:min-width="4cm"/>
    </style:style>
    <style:style style:name="gr47" style:family="graphic" style:parent-style-name="standard">
      <style:graphic-properties svg:stroke-color="#000000" svg:stroke-opacity="0%" draw:fill-color="#ffffcc" draw:textarea-horizontal-align="justify" draw:textarea-vertical-align="middle" draw:auto-grow-height="false" fo:min-height="5.288cm" fo:min-width="4cm"/>
    </style:style>
    <style:style style:name="gr48" style:family="graphic" style:parent-style-name="standard">
      <style:graphic-properties draw:fill-color="#cccccc" draw:textarea-horizontal-align="justify" draw:textarea-vertical-align="middle" draw:auto-grow-height="false" fo:min-height="0.986cm" fo:min-width="3.159cm"/>
    </style:style>
    <style:style style:name="gr49" style:family="graphic" style:parent-style-name="standard">
      <style:graphic-properties draw:fill-color="#b2b2b2" draw:textarea-horizontal-align="justify" draw:textarea-vertical-align="middle" draw:auto-grow-height="false" fo:min-height="1.234cm" fo:min-width="3.159cm"/>
    </style:style>
    <style:style style:name="gr50" style:family="graphic" style:parent-style-name="standard">
      <style:graphic-properties draw:fill-color="#b2b2b2" draw:textarea-horizontal-align="justify" draw:textarea-vertical-align="middle" draw:auto-grow-height="false" fo:min-height="1.233cm" fo:min-width="3.159cm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0.244cm" fo:min-width="0cm"/>
    </style:style>
    <style:style style:name="gr52" style:family="graphic" style:parent-style-name="standard">
      <style:graphic-properties draw:fill-color="#99ff99" draw:textarea-horizontal-align="justify" draw:textarea-vertical-align="middle" draw:auto-grow-height="false" fo:min-height="0.244cm" fo:min-width="0cm"/>
    </style:style>
    <style:style style:name="gr53" style:family="graphic" style:parent-style-name="standard">
      <style:graphic-properties draw:fill="none" draw:textarea-vertical-align="middle" draw:auto-grow-height="false" fo:min-height="2.939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.40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.041cm"/>
    </style:style>
    <style:style style:name="gr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89cm" fo:min-width="0.04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106cm"/>
    </style:style>
    <style:style style:name="gr58" style:family="graphic" style:parent-style-name="standard">
      <style:graphic-properties draw:textarea-horizontal-align="justify" draw:textarea-vertical-align="middle" draw:auto-grow-height="false" fo:min-height="0.245cm" fo:min-width="0cm"/>
    </style:style>
    <style:style style:name="gr59" style:family="graphic" style:parent-style-name="standard">
      <style:graphic-properties draw:textarea-horizontal-align="justify" draw:textarea-vertical-align="middle" draw:auto-grow-height="false" fo:min-height="0.195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.042cm"/>
    </style:style>
    <style:style style:name="gr61" style:family="graphic" style:parent-style-name="standard">
      <style:graphic-properties draw:textarea-horizontal-align="justify" draw:textarea-vertical-align="middle" draw:auto-grow-height="false" fo:min-height="0.244cm" fo:min-width="0.0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63" style:family="graphic" style:parent-style-name="standard">
      <style:graphic-properties draw:fill="none" draw:textarea-vertical-align="middle" draw:auto-grow-height="false" fo:min-height="2.938cm" fo:min-width="0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.55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.188cm"/>
    </style:style>
    <style:style style:name="gr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289cm" fo:min-width="0.04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5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1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3.431cm"/>
    </style:style>
    <style:style style:name="gr71" style:family="graphic" style:parent-style-name="standard">
      <style:graphic-properties draw:fill="none" draw:textarea-vertical-align="middle" draw:auto-grow-height="false" fo:min-height="5.912cm" fo:min-width="0cm"/>
    </style:style>
    <style:style style:name="gr72" style:family="graphic" style:parent-style-name="standard">
      <style:graphic-properties draw:fill-color="#ccff66" draw:textarea-horizontal-align="justify" draw:textarea-vertical-align="middle" draw:auto-grow-height="false" fo:min-height="1.178cm" fo:min-width="0.905cm"/>
    </style:style>
    <style:style style:name="gr73" style:family="graphic" style:parent-style-name="standard">
      <style:graphic-properties draw:fill-color="#ff3333" draw:textarea-horizontal-align="justify" draw:textarea-vertical-align="middle" draw:auto-grow-height="false" fo:min-height="1.178cm" fo:min-width="0.905cm"/>
    </style:style>
    <style:style style:name="gr74" style:family="graphic" style:parent-style-name="standard">
      <style:graphic-properties draw:fill-color="#99ff66" draw:textarea-horizontal-align="justify" draw:textarea-vertical-align="middle" draw:auto-grow-height="false" fo:min-height="1.178cm" fo:min-width="0.905cm"/>
    </style:style>
    <style:style style:name="gr75" style:family="graphic" style:parent-style-name="objectwithoutfill">
      <style:graphic-properties svg:stroke-width="0.1cm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78" style:family="graphic" style:parent-style-name="standard">
      <style:graphic-properties draw:textarea-horizontal-align="justify" draw:textarea-vertical-align="middle" draw:auto-grow-height="false" fo:min-height="0.564cm" fo:min-width="1.414cm"/>
    </style:style>
    <style:style style:name="gr79" style:family="graphic" style:parent-style-name="standard">
      <style:graphic-properties draw:textarea-horizontal-align="justify" draw:textarea-vertical-align="middle" draw:auto-grow-height="false" fo:min-height="0.564cm" fo:min-width="2.61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cm"/>
    </style:style>
    <style:style style:name="gr81" style:family="graphic" style:parent-style-name="standard">
      <style:graphic-properties draw:fill-color="#ff3333" draw:opacity="50%" draw:textarea-horizontal-align="justify" draw:textarea-vertical-align="middle" draw:auto-grow-height="false" fo:min-height="2.58cm" fo:min-width="2.33cm" draw:shadow-opacity="50%"/>
    </style:style>
    <style:style style:name="gr82" style:family="graphic" style:parent-style-name="standard">
      <style:graphic-properties draw:fill-color="#6666ff" draw:opacity="50%" draw:textarea-horizontal-align="justify" draw:textarea-vertical-align="middle" draw:auto-grow-height="false" fo:min-height="2.58cm" fo:min-width="2.33cm" draw:shadow-opacity="50%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00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3.439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94cm"/>
    </style:style>
    <style:style style:name="gr88" style:family="graphic" style:parent-style-name="standard">
      <style:graphic-properties svg:stroke-width="0.03cm" svg:stroke-color="#000000" draw:marker-start-width="0.295cm" draw:marker-end-width="0.295cm" draw:fill="none" draw:textarea-vertical-align="middle" draw:auto-grow-height="false" fo:min-height="3.542cm" fo:min-width="0cm" fo:padding-top="0.14cm" fo:padding-bottom="0.14cm" fo:padding-left="0.265cm" fo:padding-right="0.265cm"/>
    </style:style>
    <style:style style:name="gr89" style:family="graphic" style:parent-style-name="standard">
      <style:graphic-properties draw:fill-color="#b2b2b2" draw:textarea-horizontal-align="justify" draw:textarea-vertical-align="middle" draw:auto-grow-height="false" fo:min-height="10.648cm" fo:min-width="5.998cm"/>
    </style:style>
    <style:style style:name="gr90" style:family="graphic" style:parent-style-name="standard">
      <style:graphic-properties draw:fill-color="#ffff99" draw:textarea-horizontal-align="justify" draw:textarea-vertical-align="middle" draw:auto-grow-height="false" fo:min-height="5.682cm" fo:min-width="3.832cm"/>
    </style:style>
    <style:style style:name="gr91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4cm" fo:min-width="5.63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cm" fo:min-width="3.262cm"/>
    </style:style>
    <style:style style:name="gr94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5.92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3cm" fo:min-width="6.521cm"/>
    </style:style>
    <style:style style:name="gr97" style:family="graphic" style:parent-style-name="standard">
      <style:graphic-properties draw:fill-color="#c5000b" draw:textarea-horizontal-align="justify" draw:textarea-vertical-align="middle" draw:auto-grow-height="false" fo:min-height="1.14cm" fo:min-width="4.96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ourier 10 Pitch2" fo:font-size="18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ourier 10 Pitch2" fo:font-size="6pt" style:font-size-asian="18pt" style:font-size-complex="18pt"/>
    </style:style>
    <style:style style:name="P7" style:family="paragraph">
      <loext:graphic-properties draw:fill="none" draw:fill-color="#ffffff"/>
      <style:text-properties style:font-name="Courier 10 Pitch2" fo:font-size="14pt" style:font-size-asian="18pt" style:font-size-complex="18pt"/>
    </style:style>
    <style:style style:name="P8" style:family="paragraph">
      <loext:graphic-properties draw:fill="none" draw:fill-color="#ffffff"/>
      <style:text-properties fo:font-size="15pt"/>
    </style:style>
    <style:style style:name="P9" style:family="paragraph">
      <loext:graphic-properties draw:fill-color="#ff950e"/>
      <style:paragraph-properties fo:text-align="center"/>
    </style:style>
    <style:style style:name="P10" style:family="paragraph">
      <loext:graphic-properties draw:fill-color="#aea79f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P12" style:family="paragraph">
      <loext:graphic-properties draw:fill-color="#ffffcc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-color="#b2b2b2"/>
      <style:paragraph-properties fo:text-align="center"/>
    </style:style>
    <style:style style:name="P15" style:family="paragraph">
      <loext:graphic-properties draw:fill-color="#ff3333"/>
      <style:paragraph-properties fo:text-align="center"/>
    </style:style>
    <style:style style:name="P16" style:family="paragraph">
      <loext:graphic-properties draw:fill-color="#99ff99"/>
      <style:paragraph-properties fo:text-align="center"/>
    </style:style>
    <style:style style:name="P17" style:family="paragraph">
      <loext:graphic-properties draw:fill="none" draw:fill-color="#ffffff"/>
      <style:text-properties style:font-name="Courier 10 Pitch3" fo:font-size="14pt" fo:font-weight="normal" style:font-size-asian="18pt" style:font-size-complex="18pt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-color="#ccffff"/>
      <style:paragraph-properties fo:text-align="center"/>
    </style:style>
    <style:style style:name="P20" style:family="paragraph">
      <loext:graphic-properties draw:fill="none" draw:fill-color="#ffffff"/>
      <style:text-properties style:font-name="Courier 10 Pitch3" fo:font-size="7pt" fo:font-weight="normal" style:font-size-asian="18pt" style:font-size-complex="18pt"/>
    </style:style>
    <style:style style:name="P21" style:family="paragraph">
      <loext:graphic-properties draw:fill="none" draw:fill-color="#ffffff"/>
      <style:text-properties fo:font-size="7pt"/>
    </style:style>
    <style:style style:name="P22" style:family="paragraph">
      <loext:graphic-properties draw:fill="none" draw:fill-color="#ffffff"/>
      <style:paragraph-properties fo:margin-left="0cm" fo:margin-right="0cm" fo:text-indent="0cm"/>
      <style:text-properties style:font-name="Courier 10 Pitch2" fo:font-size="7pt" style:letter-kerning="true" style:font-name-asian="Noto Sans CJK SC Regular" style:font-size-asian="18pt" style:font-name-complex="FreeSans" style:font-size-complex="18pt"/>
    </style:style>
    <style:style style:name="P23" style:family="paragraph">
      <loext:graphic-properties draw:fill="none" draw:fill-color="#ffffff"/>
      <style:text-properties fo:font-size="6pt" style:font-size-asian="18pt" style:font-size-complex="18pt"/>
    </style:style>
    <style:style style:name="P24" style:family="paragraph">
      <loext:graphic-properties draw:fill="none" draw:fill-color="#ffffff"/>
      <style:text-properties fo:font-size="9pt" style:font-size-asian="18pt" style:font-size-complex="18pt"/>
    </style:style>
    <style:style style:name="P25" style:family="paragraph">
      <loext:graphic-properties draw:fill="none" draw:fill-color="#ffffff"/>
      <style:text-properties fo:font-size="36pt" style:font-size-asian="18pt" style:font-size-complex="18pt"/>
    </style:style>
    <style:style style:name="P26" style:family="paragraph">
      <loext:graphic-properties draw:fill="none" draw:fill-color="#ffffff"/>
      <style:text-properties style:font-name="Courier 10 Pitch2" fo:font-size="10pt" style:font-size-asian="18pt" style:font-size-complex="18pt"/>
    </style:style>
    <style:style style:name="P27" style:family="paragraph">
      <loext:graphic-properties draw:fill-color="#ccff66"/>
      <style:paragraph-properties fo:text-align="center"/>
    </style:style>
    <style:style style:name="P28" style:family="paragraph">
      <loext:graphic-properties draw:fill-color="#ff3333"/>
      <style:paragraph-properties fo:text-align="center"/>
      <style:text-properties fo:color="#ffffff" fo:font-size="18pt" style:font-size-asian="18pt" style:font-size-complex="18pt"/>
    </style:style>
    <style:style style:name="P29" style:family="paragraph">
      <loext:graphic-properties draw:fill-color="#99ff66"/>
      <style:paragraph-properties fo:text-align="center"/>
    </style:style>
    <style:style style:name="P30" style:family="paragraph">
      <loext:graphic-properties draw:fill="none" draw:fill-color="#ffffff"/>
      <style:text-properties style:font-name="Courier 10 Pitch2" fo:font-size="12pt" style:font-size-asian="18pt" style:font-size-complex="18pt"/>
    </style:style>
    <style:style style:name="P31" style:family="paragraph">
      <loext:graphic-properties draw:fill-color="#ff3333" draw:opacity="50%"/>
      <style:paragraph-properties fo:text-align="center"/>
    </style:style>
    <style:style style:name="P32" style:family="paragraph">
      <loext:graphic-properties draw:fill-color="#6666ff" draw:opacity="50%"/>
      <style:paragraph-properties fo:text-align="center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-color="#ffff99"/>
      <style:paragraph-properties fo:text-align="center"/>
    </style:style>
    <style:style style:name="P35" style:family="paragraph">
      <loext:graphic-properties draw:fill-color="#c5000b"/>
      <style:paragraph-properties fo:text-align="center"/>
      <style:text-properties style:font-name="Courier 10 Pitch2" fo:font-size="12pt" style:font-size-asian="18pt" style:font-size-complex="18pt"/>
    </style:style>
    <style:style style:name="T1" style:family="text">
      <style:text-properties style:font-name="Courier 10 Pitch2" fo:font-size="18pt" style:font-size-asian="18pt" style:font-size-complex="18pt"/>
    </style:style>
    <style:style style:name="T2" style:family="text">
      <style:text-properties style:font-name="Courier 10 Pitch2" fo:font-size="6pt" style:font-size-asian="18pt" style:font-size-complex="18pt"/>
    </style:style>
    <style:style style:name="T3" style:family="text">
      <style:text-properties style:font-name="Courier 10 Pitch2" fo:font-size="14pt" style:font-size-asian="18pt" style:font-size-complex="18pt"/>
    </style:style>
    <style:style style:name="T4" style:family="text">
      <style:text-properties style:font-name="Courier 10 Pitch2" fo:font-size="15pt" style:font-size-asian="18pt" style:font-size-complex="18pt"/>
    </style:style>
    <style:style style:name="T5" style:family="text">
      <style:text-properties fo:font-size="15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style:font-name="Courier 10 Pitch3" fo:font-size="14pt" fo:font-weight="normal" style:font-size-asian="18pt" style:font-size-complex="18pt"/>
    </style:style>
    <style:style style:name="T8" style:family="text">
      <style:text-properties style:font-name="Courier 10 Pitch2" fo:font-size="14pt" style:letter-kerning="true" style:font-name-asian="Noto Sans CJK SC Regular" style:font-size-asian="18pt" style:font-name-complex="FreeSans" style:font-size-complex="18pt"/>
    </style:style>
    <style:style style:name="T9" style:family="text">
      <style:text-properties style:font-name="Courier 10 Pitch3" fo:font-size="7pt" fo:font-weight="normal" style:font-size-asian="18pt" style:font-size-complex="18pt"/>
    </style:style>
    <style:style style:name="T10" style:family="text">
      <style:text-properties style:font-name="Courier 10 Pitch2" fo:font-size="7pt" style:font-size-asian="18pt" style:font-size-complex="18pt"/>
    </style:style>
    <style:style style:name="T11" style:family="text">
      <style:text-properties style:font-name="Courier 10 Pitch2" fo:font-size="7pt" style:letter-kerning="true" style:font-name-asian="Noto Sans CJK SC Regular" style:font-size-asian="18pt" style:font-name-complex="FreeSans" style:font-size-complex="18pt"/>
    </style:style>
    <style:style style:name="T12" style:family="text">
      <style:text-properties fo:font-size="6pt" style:font-size-asian="18pt" style:font-size-complex="18pt"/>
    </style:style>
    <style:style style:name="T13" style:family="text">
      <style:text-properties fo:font-size="9pt" style:font-size-asian="18pt" style:font-size-complex="18pt"/>
    </style:style>
    <style:style style:name="T14" style:family="text">
      <style:text-properties fo:font-size="36pt" style:font-size-asian="18pt" style:font-size-complex="18pt"/>
    </style:style>
    <style:style style:name="T15" style:family="text">
      <style:text-properties style:font-name="Courier 10 Pitch2" fo:font-size="10pt" style:font-size-asian="18pt" style:font-size-complex="18pt"/>
    </style:style>
    <style:style style:name="T16" style:family="text">
      <style:text-properties fo:color="#ffffff" fo:font-size="18pt" style:font-size-asian="18pt" style:font-size-complex="18pt"/>
    </style:style>
    <style:style style:name="T17" style:family="text">
      <style:text-properties style:font-name="Courier 10 Pitch2" fo:font-size="12pt" style:font-size-asian="18pt" style:font-size-complex="18pt"/>
    </style:style>
    <style:style style:name="T18" style:family="text">
      <style:text-properties fo:font-size="10pt" style:font-size-asian="18pt" style:font-size-complex="18pt"/>
    </style:style>
    <style:style style:name="T19" style:family="text">
      <style:text-properties style:font-name="Liberation Sans" fo:font-size="10pt" style:letter-kerning="true" style:font-name-asian="Noto Sans CJK SC Regular" style:font-size-asian="18pt" style:font-name-complex="FreeSans" style:font-size-complex="18pt"/>
    </style:style>
    <style:style style:name="T20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5cm" svg:height="3.6cm" svg:x="4.9cm" svg:y="6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694cm" svg:height="2.462cm" svg:x="5.1cm" svg:y="6.8cm">
          <draw:text-box>
            <text:p><text:span text:style-name="T1">...</text:span></text:p>
            <text:p><text:span text:style-name="T1">n = </text:span><text:span text:style-name="T1">read(fd, </text:span><text:span text:style-name="T1">buf, </text:span><text:span text:style-name="T1">sizeof(b</text:span><text:span text:style-name="T1">uf))</text:span></text:p>
            <text:p><text:span text:style-name="T1">...</text:span></text:p>
          </draw:text-box>
        </draw:frame>
        <draw:frame draw:style-name="gr3" draw:text-style-name="P3" draw:layer="layout" svg:width="1.979cm" svg:height="0.962cm" svg:x="4.9cm" svg:y="5.3cm">
          <draw:text-box>
            <text:p>client</text:p>
          </draw:text-box>
        </draw:frame>
        <draw:frame draw:style-name="gr4" draw:text-style-name="P3" draw:layer="layout" svg:width="9.502cm" svg:height="1.018cm" svg:x="2.5cm" svg:y="14.4cm">
          <draw:text-box>
            <text:p><text:span text:style-name="T1">/</text:span><text:span text:style-name="T1">dev/misc</text:span><text:span text:style-name="T1">/demo-</text:span><text:span text:style-name="T1">null</text:span> driver</text:p>
          </draw:text-box>
        </draw:frame>
        <draw:custom-shape draw:style-name="gr5" draw:text-style-name="P4" draw:layer="layout" svg:width="17.5cm" svg:height="3.6cm" svg:x="2.5cm" svg:y="15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7.647cm" svg:height="2.462cm" svg:x="2.5cm" svg:y="15.9cm">
          <draw:text-box>
            <text:p><text:span text:style-name="T1">...</text:span></text:p>
            <text:p><text:span text:style-name="T1">null_rea</text:span><text:span text:style-name="T1">d(... </text:span><text:span text:style-name="T1">size_t </text:span><text:span text:style-name="T1">count, <text:s/></text:span><text:span text:style-name="T1">size_t* </text:span><text:span text:style-name="T1">actual)</text:span></text:p>
            <text:p><text:span text:style-name="T1">...</text:span></text:p>
          </draw:text-box>
        </draw:frame>
        <draw:line draw:style-name="gr7" draw:text-style-name="P5" draw:layer="layout" svg:x1="14.1cm" svg:y1="8.5cm" svg:x2="12.2cm" svg:y2="16.7cm">
          <text:p/>
        </draw:line>
        <draw:line draw:style-name="gr7" draw:text-style-name="P5" draw:layer="layout" svg:x1="18.1cm" svg:y1="16.8cm" svg:x2="5.6cm" svg:y2="8.2cm">
          <text:p/>
        </draw:line>
        <draw:frame draw:style-name="gr8" draw:text-style-name="P6" draw:layer="layout" svg:width="1.772cm" svg:height="0.497cm" svg:x="18.2cm" svg:y="19.1cm">
          <draw:text-box>
            <text:p><text:span text:style-name="T2">simple-000</text:span></text:p>
          </draw:text-box>
        </draw:frame>
      </draw:page>
      <draw:page draw:name="page2" draw:style-name="dp1" draw:master-page-name="Default">
        <draw:custom-shape draw:style-name="gr9" draw:text-style-name="P1" draw:layer="layout" svg:width="13cm" svg:height="3.6cm" svg:x="4.9cm" svg:y="6.2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3.075cm" svg:height="2.462cm" svg:x="5.1cm" svg:y="6.8cm">
          <draw:text-box>
            <text:p><text:span text:style-name="T1">...</text:span></text:p>
            <text:p><text:span text:style-name="T1">n = </text:span><text:span text:style-name="T1">write(fd</text:span><text:span text:style-name="T1">, buf, </text:span><text:span text:style-name="T1">sizeof(b</text:span><text:span text:style-name="T1">uf))</text:span></text:p>
            <text:p><text:span text:style-name="T1">...</text:span></text:p>
          </draw:text-box>
        </draw:frame>
        <draw:frame draw:style-name="gr3" draw:text-style-name="P3" draw:layer="layout" svg:width="1.979cm" svg:height="0.962cm" svg:x="4.9cm" svg:y="5.3cm">
          <draw:text-box>
            <text:p>client</text:p>
          </draw:text-box>
        </draw:frame>
        <draw:frame draw:style-name="gr4" draw:text-style-name="P3" draw:layer="layout" svg:width="9.502cm" svg:height="1.018cm" svg:x="2.5cm" svg:y="14.4cm">
          <draw:text-box>
            <text:p><text:span text:style-name="T1">/</text:span><text:span text:style-name="T1">dev/misc</text:span><text:span text:style-name="T1">/demo-</text:span><text:span text:style-name="T1">null</text:span> driver</text:p>
          </draw:text-box>
        </draw:frame>
        <draw:custom-shape draw:style-name="gr11" draw:text-style-name="P4" draw:layer="layout" svg:width="17.9cm" svg:height="3.6cm" svg:x="2.5cm" svg:y="15.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7.647cm" svg:height="2.462cm" svg:x="2.6cm" svg:y="15.9cm">
          <draw:text-box>
            <text:p><text:span text:style-name="T1">...</text:span></text:p>
            <text:p><text:span text:style-name="T1">null_wri</text:span><text:span text:style-name="T1">te(... </text:span><text:span text:style-name="T1">size_t </text:span><text:span text:style-name="T1">count, </text:span><text:span text:style-name="T1">size_t* </text:span><text:span text:style-name="T1">actual)</text:span></text:p>
            <text:p><text:span text:style-name="T1">...</text:span></text:p>
          </draw:text-box>
        </draw:frame>
        <draw:line draw:style-name="gr7" draw:text-style-name="P5" draw:layer="layout" svg:x1="14.1cm" svg:y1="8.5cm" svg:x2="12.2cm" svg:y2="16.7cm">
          <text:p/>
        </draw:line>
        <draw:line draw:style-name="gr7" draw:text-style-name="P5" draw:layer="layout" svg:x1="18.1cm" svg:y1="16.8cm" svg:x2="5.6cm" svg:y2="8.2cm">
          <text:p/>
        </draw:line>
        <draw:frame draw:style-name="gr8" draw:text-style-name="P6" draw:layer="layout" svg:width="1.772cm" svg:height="0.497cm" svg:x="18.8cm" svg:y="19.1cm">
          <draw:text-box>
            <text:p><text:span text:style-name="T2">simple-001</text:span></text:p>
          </draw:text-box>
        </draw:frame>
      </draw:page>
      <draw:page draw:name="page3" draw:style-name="dp1" draw:master-page-name="Default">
        <draw:custom-shape draw:style-name="gr12" draw:text-style-name="P1" draw:layer="layout" svg:width="9.8cm" svg:height="6.6cm" svg:x="1cm" svg:y="9.1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16.504cm" svg:height="4.859cm" svg:x="2.2cm" svg:y="9.7cm">
          <draw:text-box>
            <text:p><text:span text:style-name="T3">ssize_t</text:span></text:p>
            <text:p><text:span text:style-name="T3">fdio_ioctl</text:span></text:p>
            <text:p><text:span text:style-name="T3"><text:s text:c="4"/></text:span><text:span text:style-name="T3">(int </text:span><text:span text:style-name="T3">fd,</text:span></text:p>
            <text:p><text:span text:style-name="T3"><text:s text:c="5"/></text:span><text:span text:style-name="T3">int </text:span><text:span text:style-name="T3">op,</text:span></text:p>
            <text:p><text:span text:style-name="T3"><text:s text:c="5"/></text:span><text:span text:style-name="T3">const </text:span><text:span text:style-name="T3">void* <text:s/></text:span><text:span text:style-name="T3">in_buf,</text:span></text:p>
            <text:p><text:span text:style-name="T3"><text:s text:c="11"/></text:span><text:span text:style-name="T3">size_t </text:span><text:span text:style-name="T3">in_len,</text:span></text:p>
            <text:p><text:span text:style-name="T3"><text:s text:c="5"/></text:span><text:span text:style-name="T3">void* </text:span><text:span text:style-name="T3">out_buf,</text:span></text:p>
            <text:p><text:span text:style-name="T3"><text:s text:c="5"/></text:span><text:span text:style-name="T3">size_t </text:span><text:span text:style-name="T3">out_len);</text:span></text:p>
          </draw:text-box>
        </draw:frame>
        <draw:frame draw:style-name="gr3" draw:text-style-name="P3" draw:layer="layout" svg:width="1.979cm" svg:height="0.962cm" svg:x="1cm" svg:y="7.9cm">
          <draw:text-box>
            <text:p>client</text:p>
          </draw:text-box>
        </draw:frame>
        <draw:frame draw:style-name="gr14" draw:text-style-name="P8" draw:layer="layout" svg:width="8.652cm" svg:height="1.018cm" svg:x="10.9cm" svg:y="8cm">
          <draw:text-box>
            <text:p><text:span text:style-name="T4">/</text:span><text:span text:style-name="T4">dev/misc/d</text:span><text:span text:style-name="T4">emo-number</text:span><text:span text:style-name="T5"> </text:span><text:span text:style-name="T5">driver</text:span></text:p>
          </draw:text-box>
        </draw:frame>
        <draw:custom-shape draw:style-name="gr15" draw:text-style-name="P4" draw:layer="layout" svg:width="10.3cm" svg:height="6.6cm" svg:x="11.1cm" svg:y="9.1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7.647cm" svg:height="5.435cm" svg:x="11.353cm" svg:y="9.7cm">
          <draw:text-box>
            <text:p><text:span text:style-name="T3">zx_status_t</text:span></text:p>
            <text:p><text:span text:style-name="T3">number_ioct</text:span><text:span text:style-name="T3">l</text:span></text:p>
            <text:p><text:span text:style-name="T3"><text:s text:c="4"/></text:span><text:span text:style-name="T3">(zx_device_</text:span><text:span text:style-name="T3">t* dev,</text:span></text:p>
            <text:p><text:span text:style-name="T3"><text:s text:c="5"/></text:span><text:span text:style-name="T3">uint32_t </text:span><text:span text:style-name="T3">op,</text:span></text:p>
            <text:p><text:span text:style-name="T3"><text:s text:c="5"/></text:span><text:span text:style-name="T3">const </text:span><text:span text:style-name="T3">void* </text:span><text:span text:style-name="T3">in_buf,</text:span></text:p>
            <text:p><text:span text:style-name="T3"><text:s text:c="5"/></text:span><text:span text:style-name="T3">size_t </text:span><text:span text:style-name="T3">in_len,</text:span></text:p>
            <text:p><text:span text:style-name="T3"><text:s text:c="11"/></text:span><text:span text:style-name="T3">void* <text:s/></text:span><text:span text:style-name="T3">out_buf,</text:span></text:p>
            <text:p><text:span text:style-name="T3"><text:s text:c="11"/></text:span><text:span text:style-name="T3">size_t </text:span><text:span text:style-name="T3">out_len,</text:span></text:p>
            <text:p><text:span text:style-name="T3"><text:s text:c="11"/></text:span><text:span text:style-name="T3">size_t*out_</text:span><text:span text:style-name="T3">actual);</text:span></text:p>
          </draw:text-box>
        </draw:frame>
        <draw:line draw:style-name="gr17" draw:text-style-name="P5" draw:layer="layout" svg:x1="6.3cm" svg:y1="11.3cm" svg:x2="12.5cm" svg:y2="11.3cm">
          <text:p/>
        </draw:line>
        <draw:line draw:style-name="gr18" draw:text-style-name="P5" draw:layer="layout" svg:x1="10.6cm" svg:y1="12.6cm" svg:x2="12.4cm" svg:y2="12.6cm">
          <text:p/>
        </draw:line>
        <draw:frame draw:style-name="gr8" draw:text-style-name="P6" draw:layer="layout" svg:width="1.772cm" svg:height="0.497cm" svg:x="19.8cm" svg:y="15.7cm">
          <draw:text-box>
            <text:p><text:span text:style-name="T2">simple-002</text:span></text:p>
          </draw:text-box>
        </draw:frame>
        <draw:line draw:style-name="gr18" draw:text-style-name="P5" draw:layer="layout" svg:x1="14.3cm" svg:y1="13.8cm" svg:x2="9.4cm" svg:y2="13.8cm">
          <text:p/>
        </draw:line>
        <draw:line draw:style-name="gr19" draw:text-style-name="P5" draw:layer="layout" svg:x1="19.1cm" svg:y1="15.1cm" svg:x2="19.1cm" svg:y2="16.3cm">
          <text:p/>
        </draw:line>
        <draw:line draw:style-name="gr19" draw:text-style-name="P5" draw:layer="layout" svg:x1="19.1cm" svg:y1="16.3cm" svg:x2="1.3cm" svg:y2="16.3cm">
          <text:p/>
        </draw:line>
        <draw:line draw:style-name="gr19" draw:text-style-name="P5" draw:layer="layout" svg:x1="1.3cm" svg:y1="10.1cm" svg:x2="1.3cm" svg:y2="16.3cm">
          <text:p/>
        </draw:line>
        <draw:line draw:style-name="gr18" draw:text-style-name="P5" draw:layer="layout" svg:x1="1.3cm" svg:y1="10.1cm" svg:x2="2.4cm" svg:y2="10.1cm">
          <text:p/>
        </draw:line>
        <draw:custom-shape draw:style-name="gr20" draw:text-style-name="P5" draw:layer="layout" svg:width="0.6cm" svg:height="1cm" svg:x="9.9cm" svg:y="12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5" draw:layer="layout" svg:width="0.6cm" svg:height="0.901cm" svg:x="8.701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5" draw:layer="layout" svg:width="0.5cm" svg:height="1cm" svg:x="12.5cm" svg:y="12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0" draw:text-style-name="P5" draw:layer="layout" svg:width="0.5cm" svg:height="1cm" svg:x="14.401cm" svg:y="13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8" draw:text-style-name="P5" draw:layer="layout" svg:x1="6.375cm" svg:y1="11.8cm" svg:x2="13cm" svg:y2="11.8cm">
          <text:p/>
        </draw:line>
        <draw:line draw:style-name="gr22" draw:text-style-name="P5" draw:layer="layout" svg:x1="21.59cm" svg:y1="9cm" svg:x2="21.59cm" svg:y2="15.7cm">
          <text:p/>
        </draw:line>
      </draw:page>
      <draw:page draw:name="page4" draw:style-name="dp1" draw:master-page-name="Default">
        <draw:custom-shape draw:style-name="gr23" draw:text-style-name="P9" draw:layer="layout" svg:width="4cm" svg:height="2cm" svg:x="8cm" svg:y="3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cm" svg:height="2cm" svg:x="3cm" svg:y="1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cm" svg:height="2cm" svg:x="8cm" svg:y="10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cm" svg:height="2cm" svg:x="13cm" svg:y="10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2.085cm" svg:height="0.962cm" svg:x="8.9cm" svg:y="4.2cm">
          <draw:text-box>
            <text:p>driver</text:p>
          </draw:text-box>
        </draw:frame>
        <draw:frame draw:style-name="gr26" draw:text-style-name="P3" draw:layer="layout" svg:width="2.682cm" svg:height="0.962cm" svg:x="3.7cm" svg:y="10.5cm">
          <draw:text-box>
            <text:p>device1</text:p>
          </draw:text-box>
        </draw:frame>
        <draw:frame draw:style-name="gr26" draw:text-style-name="P3" draw:layer="layout" svg:width="2.682cm" svg:height="0.962cm" svg:x="8.801cm" svg:y="10.5cm">
          <draw:text-box>
            <text:p>device2</text:p>
          </draw:text-box>
        </draw:frame>
        <draw:frame draw:style-name="gr26" draw:text-style-name="P3" draw:layer="layout" svg:width="2.682cm" svg:height="0.962cm" svg:x="13.802cm" svg:y="10.5cm">
          <draw:text-box>
            <text:p>device3</text:p>
          </draw:text-box>
        </draw:frame>
        <draw:line draw:style-name="gr7" draw:text-style-name="P5" draw:layer="layout" svg:x1="9cm" svg:y1="5.7cm" svg:x2="5cm" svg:y2="10cm">
          <text:p/>
        </draw:line>
        <draw:line draw:style-name="gr7" draw:text-style-name="P5" draw:layer="layout" svg:x1="10cm" svg:y1="5.7cm" svg:x2="10cm" svg:y2="10cm">
          <text:p/>
        </draw:line>
        <draw:line draw:style-name="gr7" draw:text-style-name="P5" draw:layer="layout" svg:x1="11cm" svg:y1="5.7cm" svg:x2="15cm" svg:y2="10cm">
          <text:p/>
        </draw:line>
        <draw:frame draw:style-name="gr27" draw:text-style-name="P7" draw:layer="layout" svg:width="4.058cm" svg:height="0.827cm" draw:transform="rotate (0.82501713741772) translate (5.05cm 8.723cm)">
          <draw:text-box>
            <text:p><text:span text:style-name="T3">device_add(</text:span><text:span text:style-name="T3">)</text:span></text:p>
          </draw:text-box>
        </draw:frame>
        <draw:frame draw:style-name="gr28" draw:text-style-name="P7" draw:layer="layout" svg:width="4.058cm" svg:height="0.827cm" draw:transform="rotate (-0.832871119051695) translate (12.393cm 5.891cm)">
          <draw:text-box>
            <text:p><text:span text:style-name="T3">device_add(</text:span><text:span text:style-name="T3">)</text:span></text:p>
          </draw:text-box>
        </draw:frame>
        <draw:frame draw:style-name="gr28" draw:text-style-name="P7" draw:layer="layout" svg:width="4.058cm" svg:height="0.827cm" draw:transform="rotate (-1.5707963267949) translate (10.865cm 5.844cm)">
          <draw:text-box>
            <text:p><text:span text:style-name="T3">device_add(</text:span><text:span text:style-name="T3">)</text:span></text:p>
          </draw:text-box>
        </draw:frame>
        <draw:custom-shape draw:style-name="gr29" draw:text-style-name="P1" draw:layer="layout" svg:width="2.5cm" svg:height="1.3cm" svg:x="2.1cm" svg:y="8.1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5338.5045981607 38617.678708685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0" draw:text-style-name="P11" draw:layer="layout" svg:width="1.874cm" svg:height="1.199cm" svg:x="2.453cm" svg:y="8.2cm">
          <draw:text-box>
            <text:p><text:span text:style-name="T6">context</text:span></text:p>
            <text:p><text:span text:style-name="T6">block 1</text:span></text:p>
          </draw:text-box>
        </draw:frame>
        <draw:custom-shape draw:style-name="gr29" draw:text-style-name="P1" draw:layer="layout" svg:width="2.5cm" svg:height="1.3cm" svg:x="8.801cm" svg:y="12.613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10329.3082766893 -19225.82628747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0" draw:text-style-name="P11" draw:layer="layout" svg:width="1.874cm" svg:height="1.199cm" svg:x="9.154cm" svg:y="12.713cm">
          <draw:text-box>
            <text:p><text:span text:style-name="T6">context</text:span></text:p>
            <text:p><text:span text:style-name="T6">block 2</text:span></text:p>
          </draw:text-box>
        </draw:frame>
        <draw:custom-shape draw:style-name="gr29" draw:text-style-name="P1" draw:layer="layout" svg:width="2.5cm" svg:height="1.3cm" svg:x="15.702cm" svg:y="8.026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483.646541383447 38418.447348193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0" draw:text-style-name="P11" draw:layer="layout" svg:width="1.874cm" svg:height="1.199cm" svg:x="16.055cm" svg:y="8.126cm">
          <draw:text-box>
            <text:p><text:span text:style-name="T6">context</text:span></text:p>
            <text:p><text:span text:style-name="T6">block 3</text:span></text:p>
          </draw:text-box>
        </draw:frame>
        <draw:frame draw:style-name="gr8" draw:text-style-name="P6" draw:layer="layout" svg:width="1.772cm" svg:height="0.497cm" svg:x="16.2cm" svg:y="13.201cm">
          <draw:text-box>
            <text:p><text:span text:style-name="T2">simple-003</text:span></text:p>
          </draw:text-box>
        </draw:frame>
      </draw:page>
      <draw:page draw:name="page5" draw:style-name="dp1" draw:master-page-name="Default">
        <draw:custom-shape draw:style-name="gr31" draw:text-style-name="P12" draw:layer="layout" svg:width="9.1cm" svg:height="11.2cm" svg:x="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3" draw:layer="layout" svg:width="7.4cm" svg:height="2.5cm" svg:x="5.7cm" svg:y="4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7.4cm" svg:height="3cm" svg:x="5.7cm" svg:y="10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7.4cm" svg:height="3cm" svg:x="5.7cm" svg:y="7.5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72cm" svg:height="0.497cm" svg:x="12.3cm" svg:y="14.702cm">
          <draw:text-box>
            <text:p><text:span text:style-name="T2">simple-004</text:span></text:p>
          </draw:text-box>
        </draw:frame>
        <draw:custom-shape draw:style-name="gr34" draw:text-style-name="P15" draw:layer="layout" svg:width="1cm" svg:height="1cm" svg:x="6cm" svg:y="7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cm" svg:height="1cm" svg:x="7cm" svg:y="7.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cm" svg:height="1cm" svg:x="8cm" svg:y="7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cm" svg:height="1cm" svg:x="10cm" svg:y="7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cm" svg:height="1cm" svg:x="11cm" svg:y="7.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1cm" svg:height="1cm" svg:x="12cm" svg:y="7.7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1.035cm" svg:height="0.962cm" svg:x="9cm" svg:y="7.6cm">
          <draw:text-box>
            <text:p>...</text:p>
          </draw:text-box>
        </draw:frame>
        <draw:custom-shape draw:style-name="gr37" draw:text-style-name="P5" draw:layer="layout" svg:width="0.7cm" svg:height="6.8cm" draw:transform="rotate (-1.5707963267949) translate (12.9cm 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17" draw:layer="layout" svg:width="3.169cm" svg:height="0.827cm" svg:x="7.9cm" svg:y="9.6cm">
          <draw:text-box>
            <text:p><text:span text:style-name="T7">data[32k]</text:span></text:p>
          </draw:text-box>
        </draw:frame>
        <draw:frame draw:style-name="gr39" draw:text-style-name="P3" draw:layer="layout" svg:width="1.687cm" svg:height="0.827cm" svg:x="8.5cm" svg:y="4.6cm">
          <draw:text-box>
            <text:p><text:span text:style-name="T3">head</text:span></text:p>
          </draw:text-box>
        </draw:frame>
        <draw:frame draw:style-name="gr39" draw:text-style-name="P3" draw:layer="layout" svg:width="1.687cm" svg:height="0.827cm" svg:x="8.5cm" svg:y="5.3cm">
          <draw:text-box>
            <text:p text:style-name="P18"><text:span text:style-name="T8">tail</text:span></text:p>
          </draw:text-box>
        </draw:frame>
        <draw:line draw:style-name="gr7" draw:text-style-name="P5" draw:layer="layout" svg:x1="7.5cm" svg:y1="5cm" svg:x2="7.5cm" svg:y2="7.7cm">
          <text:p/>
        </draw:line>
        <draw:line draw:style-name="gr7" draw:text-style-name="P5" draw:layer="layout" svg:x1="10.6cm" svg:y1="5.7cm" svg:x2="10.6cm" svg:y2="7.6cm">
          <text:p/>
        </draw:line>
        <draw:line draw:style-name="gr22" draw:text-style-name="P5" draw:layer="layout" svg:x1="7.5cm" svg:y1="5cm" svg:x2="8.6cm" svg:y2="5cm">
          <text:p/>
        </draw:line>
        <draw:line draw:style-name="gr22" draw:text-style-name="P5" draw:layer="layout" svg:x1="10cm" svg:y1="5.7cm" svg:x2="10.6cm" svg:y2="5.7cm">
          <text:p/>
        </draw:line>
        <draw:frame draw:style-name="gr40" draw:text-style-name="P11" draw:layer="layout" svg:width="1.937cm" svg:height="0.725cm" svg:x="7cm" svg:y="7.8cm">
          <draw:text-box>
            <text:p><text:span text:style-name="T6">(empty)</text:span></text:p>
          </draw:text-box>
        </draw:frame>
        <draw:custom-shape draw:style-name="gr41" draw:text-style-name="P1" draw:layer="layout" svg:width="1cm" svg:height="1cm" svg:x="6.1cm" svg:y="5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8cm" svg:height="0.9cm" svg:x="6.2cm" svg:y="4.9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39" draw:text-style-name="P3" draw:layer="layout" svg:width="1.687cm" svg:height="0.827cm" svg:x="5.801cm" svg:y="6.401cm">
          <draw:text-box>
            <text:p><text:span text:style-name="T3">lock</text:span></text:p>
          </draw:text-box>
        </draw:frame>
        <draw:custom-shape draw:style-name="gr43" draw:text-style-name="P1" draw:layer="layout" svg:width="1.1cm" svg:height="1cm" svg:x="5.8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1cm" svg:x="6.8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1cm" svg:x="7.8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1cm" svg:x="9.9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1cm" svg:x="10.9cm" svg:y="1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1cm" svg:height="1cm" svg:x="11.9cm" svg:y="11cm">
          <text:p/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1.035cm" svg:height="0.962cm" svg:x="8.901cm" svg:y="10.9cm">
          <draw:text-box>
            <text:p>...</text:p>
          </draw:text-box>
        </draw:frame>
        <draw:frame draw:style-name="gr36" draw:text-style-name="P3" draw:layer="layout" svg:width="1.035cm" svg:height="0.962cm" svg:x="9.001cm" svg:y="7.6cm">
          <draw:text-box>
            <text:p>...</text:p>
          </draw:text-box>
        </draw:frame>
        <draw:custom-shape draw:style-name="gr37" draw:text-style-name="P5" draw:layer="layout" svg:width="0.7cm" svg:height="6.8cm" draw:transform="rotate (-1.5707963267949) translate (12.8cm 12.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4" draw:text-style-name="P17" draw:layer="layout" svg:width="3.762cm" svg:height="0.827cm" svg:x="7.8cm" svg:y="12.9cm">
          <draw:text-box>
            <text:p><text:span text:style-name="T7">clients[16]</text:span></text:p>
          </draw:text-box>
        </draw:frame>
        <draw:frame draw:style-name="gr45" draw:text-style-name="P17" draw:layer="layout" svg:width="2.28cm" svg:height="0.827cm" svg:x="8.3cm" svg:y="14.201cm">
          <draw:text-box>
            <text:p><text:span text:style-name="T7">fifo_t</text:span></text:p>
          </draw:text-box>
        </draw:frame>
      </draw:page>
      <draw:page draw:name="page6" draw:style-name="dp1" draw:master-page-name="Default">
        <draw:custom-shape draw:style-name="gr46" draw:text-style-name="P19" draw:layer="layout" svg:width="4.5cm" svg:height="8.4cm" svg:x="14.7cm" svg:y="8.6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.772cm" svg:height="0.497cm" svg:x="2.1cm" svg:y="16.403cm">
          <draw:text-box>
            <text:p><text:span text:style-name="T2">simple-005</text:span></text:p>
          </draw:text-box>
        </draw:frame>
        <draw:g>
          <draw:custom-shape draw:style-name="gr47" draw:text-style-name="P12" draw:layer="layout" svg:width="4.5cm" svg:height="5.538cm" svg:x="2cm" svg:y="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3" draw:layer="layout" svg:width="3.659cm" svg:height="1.236cm" svg:x="2.346cm" svg:y="2.29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4" draw:layer="layout" svg:width="3.659cm" svg:height="1.484cm" svg:x="2.346cm" svg:y="5.41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4" draw:layer="layout" svg:width="3.659cm" svg:height="1.483cm" svg:x="2.346cm" svg:y="3.73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4cm" svg:height="0.494cm" svg:x="2.495cm" svg:y="3.8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6" draw:layer="layout" svg:width="0.495cm" svg:height="0.494cm" svg:x="2.989cm" svg:y="3.8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6" draw:layer="layout" svg:width="0.494cm" svg:height="0.494cm" svg:x="3.484cm" svg:y="3.8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4cm" svg:height="0.494cm" svg:x="4.473cm" svg:y="3.8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5cm" svg:height="0.494cm" svg:x="4.967cm" svg:y="3.8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4cm" svg:height="0.494cm" svg:x="5.462cm" svg:y="3.8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5" draw:layer="layout" svg:width="0.346cm" svg:height="3.363cm" draw:transform="rotate (-1.5707963267949) translate (5.907cm 4.473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4" draw:text-style-name="P20" draw:layer="layout" svg:width="1.966cm" svg:height="0.539cm" svg:x="3.234cm" svg:y="4.7cm">
            <draw:text-box>
              <text:p><text:span text:style-name="T9">data[32k]</text:span></text:p>
            </draw:text-box>
          </draw:frame>
          <draw:frame draw:style-name="gr55" draw:text-style-name="P21" draw:layer="layout" svg:width="1.169cm" svg:height="0.539cm" svg:x="3.631cm" svg:y="2.297cm">
            <draw:text-box>
              <text:p><text:span text:style-name="T10">head</text:span></text:p>
            </draw:text-box>
          </draw:frame>
          <draw:frame draw:style-name="gr56" draw:text-style-name="P22" draw:layer="layout" svg:width="1.169cm" svg:height="0.539cm" svg:x="3.631cm" svg:y="2.643cm">
            <draw:text-box>
              <text:p text:style-name="P18"><text:span text:style-name="T11">tail</text:span></text:p>
            </draw:text-box>
          </draw:frame>
          <draw:line draw:style-name="gr7" draw:text-style-name="P5" draw:layer="layout" svg:x1="3.236cm" svg:y1="2.495cm" svg:x2="3.236cm" svg:y2="3.83cm">
            <text:p/>
          </draw:line>
          <draw:line draw:style-name="gr7" draw:text-style-name="P5" draw:layer="layout" svg:x1="4.769cm" svg:y1="2.841cm" svg:x2="4.769cm" svg:y2="3.781cm">
            <text:p/>
          </draw:line>
          <draw:line draw:style-name="gr22" draw:text-style-name="P5" draw:layer="layout" svg:x1="3.236cm" svg:y1="2.495cm" svg:x2="3.78cm" svg:y2="2.495cm">
            <text:p/>
          </draw:line>
          <draw:line draw:style-name="gr22" draw:text-style-name="P5" draw:layer="layout" svg:x1="4.473cm" svg:y1="2.841cm" svg:x2="4.77cm" svg:y2="2.841cm">
            <text:p/>
          </draw:line>
          <draw:frame draw:style-name="gr57" draw:text-style-name="P23" draw:layer="layout" svg:width="1.311cm" svg:height="0.489cm" svg:x="2.889cm" svg:y="3.879cm">
            <draw:text-box>
              <text:p><text:span text:style-name="T12">(empty)</text:span></text:p>
            </draw:text-box>
          </draw:frame>
          <draw:custom-shape draw:style-name="gr58" draw:text-style-name="P1" draw:layer="layout" svg:width="0.494cm" svg:height="0.495cm" svg:x="2.544cm" svg:y="2.69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396cm" svg:height="0.445cm" svg:x="2.593cm" svg:y="2.445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60" draw:text-style-name="P21" draw:layer="layout" svg:width="1.104cm" svg:height="0.539cm" svg:x="2.196cm" svg:y="3.087cm">
            <draw:text-box>
              <text:p><text:span text:style-name="T10">lock</text:span></text:p>
            </draw:text-box>
          </draw:frame>
          <draw:custom-shape draw:style-name="gr61" draw:text-style-name="P1" draw:layer="layout" svg:width="0.544cm" svg:height="0.494cm" svg:x="2.396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2.89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3.385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4.423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4.918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5.412cm" svg:y="5.462cm">
            <text:p/>
            <draw:enhanced-geometry svg:viewBox="0 0 21600 21600" draw:type="rectangle" draw:enhanced-path="M 0 0 L 21600 0 21600 21600 0 21600 0 0 Z N"/>
          </draw:custom-shape>
          <draw:frame draw:style-name="gr62" draw:text-style-name="P24" draw:layer="layout" svg:width="0.771cm" svg:height="0.607cm" svg:x="3.829cm" svg:y="5.412cm">
            <draw:text-box>
              <text:p><text:span text:style-name="T13">...</text:span></text:p>
            </draw:text-box>
          </draw:frame>
          <draw:frame draw:style-name="gr62" draw:text-style-name="P24" draw:layer="layout" svg:width="1.021cm" svg:height="0.607cm" svg:x="3.879cm" svg:y="3.78cm">
            <draw:text-box>
              <text:p><text:span text:style-name="T13">...</text:span></text:p>
            </draw:text-box>
          </draw:frame>
          <draw:custom-shape draw:style-name="gr63" draw:text-style-name="P5" draw:layer="layout" svg:width="0.347cm" svg:height="3.362cm" draw:transform="rotate (-1.5707963267949) translate (5.857cm 6.10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4" draw:text-style-name="P20" draw:layer="layout" svg:width="2.315cm" svg:height="0.539cm" svg:x="2.985cm" svg:y="6.401cm">
            <draw:text-box>
              <text:p><text:span text:style-name="T9">clients[16]</text:span></text:p>
            </draw:text-box>
          </draw:frame>
          <draw:frame draw:style-name="gr65" draw:text-style-name="P20" draw:layer="layout" svg:width="1.668cm" svg:height="0.539cm" svg:x="3.332cm" svg:y="6.944cm">
            <draw:text-box>
              <text:p><text:span text:style-name="T9">fifo_t</text:span></text:p>
            </draw:text-box>
          </draw:frame>
        </draw:g>
        <draw:g>
          <draw:custom-shape draw:style-name="gr47" draw:text-style-name="P12" draw:layer="layout" svg:width="4.5cm" svg:height="5.538cm" svg:x="9.2cm" svg:y="2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3" draw:layer="layout" svg:width="3.659cm" svg:height="1.236cm" svg:x="9.546cm" svg:y="2.297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4" draw:layer="layout" svg:width="3.659cm" svg:height="1.484cm" svg:x="9.546cm" svg:y="5.412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4" draw:layer="layout" svg:width="3.659cm" svg:height="1.483cm" svg:x="9.546cm" svg:y="3.731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4cm" svg:height="0.494cm" svg:x="9.695cm" svg:y="3.8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6" draw:layer="layout" svg:width="0.495cm" svg:height="0.494cm" svg:x="10.189cm" svg:y="3.8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16" draw:layer="layout" svg:width="0.494cm" svg:height="0.494cm" svg:x="10.684cm" svg:y="3.8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4cm" svg:height="0.494cm" svg:x="11.673cm" svg:y="3.8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5cm" svg:height="0.494cm" svg:x="12.167cm" svg:y="3.83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15" draw:layer="layout" svg:width="0.494cm" svg:height="0.494cm" svg:x="12.662cm" svg:y="3.8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5" draw:layer="layout" svg:width="0.346cm" svg:height="3.363cm" draw:transform="rotate (-1.5707963267949) translate (13.107cm 4.473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4" draw:text-style-name="P20" draw:layer="layout" svg:width="1.966cm" svg:height="0.539cm" svg:x="10.434cm" svg:y="4.7cm">
            <draw:text-box>
              <text:p><text:span text:style-name="T9">data[32k]</text:span></text:p>
            </draw:text-box>
          </draw:frame>
          <draw:frame draw:style-name="gr55" draw:text-style-name="P21" draw:layer="layout" svg:width="1.169cm" svg:height="0.539cm" svg:x="10.831cm" svg:y="2.297cm">
            <draw:text-box>
              <text:p><text:span text:style-name="T10">head</text:span></text:p>
            </draw:text-box>
          </draw:frame>
          <draw:frame draw:style-name="gr66" draw:text-style-name="P22" draw:layer="layout" svg:width="1.169cm" svg:height="0.539cm" svg:x="10.831cm" svg:y="2.643cm">
            <draw:text-box>
              <text:p text:style-name="P18"><text:span text:style-name="T11">tail</text:span></text:p>
            </draw:text-box>
          </draw:frame>
          <draw:line draw:style-name="gr7" draw:text-style-name="P5" draw:layer="layout" svg:x1="10.436cm" svg:y1="2.495cm" svg:x2="10.436cm" svg:y2="3.83cm">
            <text:p/>
          </draw:line>
          <draw:line draw:style-name="gr7" draw:text-style-name="P5" draw:layer="layout" svg:x1="11.969cm" svg:y1="2.841cm" svg:x2="11.969cm" svg:y2="3.781cm">
            <text:p/>
          </draw:line>
          <draw:line draw:style-name="gr22" draw:text-style-name="P5" draw:layer="layout" svg:x1="10.436cm" svg:y1="2.495cm" svg:x2="10.98cm" svg:y2="2.495cm">
            <text:p/>
          </draw:line>
          <draw:line draw:style-name="gr22" draw:text-style-name="P5" draw:layer="layout" svg:x1="11.673cm" svg:y1="2.841cm" svg:x2="11.97cm" svg:y2="2.841cm">
            <text:p/>
          </draw:line>
          <draw:frame draw:style-name="gr57" draw:text-style-name="P23" draw:layer="layout" svg:width="1.311cm" svg:height="0.489cm" svg:x="10.089cm" svg:y="3.879cm">
            <draw:text-box>
              <text:p><text:span text:style-name="T12">(empty)</text:span></text:p>
            </draw:text-box>
          </draw:frame>
          <draw:custom-shape draw:style-name="gr58" draw:text-style-name="P1" draw:layer="layout" svg:width="0.494cm" svg:height="0.495cm" svg:x="9.744cm" svg:y="2.692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1" draw:layer="layout" svg:width="0.396cm" svg:height="0.445cm" svg:x="9.793cm" svg:y="2.445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60" draw:text-style-name="P21" draw:layer="layout" svg:width="1.104cm" svg:height="0.539cm" svg:x="9.396cm" svg:y="3.087cm">
            <draw:text-box>
              <text:p><text:span text:style-name="T10">lock</text:span></text:p>
            </draw:text-box>
          </draw:frame>
          <draw:custom-shape draw:style-name="gr61" draw:text-style-name="P1" draw:layer="layout" svg:width="0.544cm" svg:height="0.494cm" svg:x="9.596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10.09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10.585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11.623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12.118cm" svg:y="5.462cm">
            <text:p/>
            <draw:enhanced-geometry svg:viewBox="0 0 21600 21600" draw:type="rectangle" draw:enhanced-path="M 0 0 L 21600 0 21600 21600 0 21600 0 0 Z N"/>
          </draw:custom-shape>
          <draw:custom-shape draw:style-name="gr61" draw:text-style-name="P1" draw:layer="layout" svg:width="0.544cm" svg:height="0.494cm" svg:x="12.612cm" svg:y="5.462cm">
            <text:p/>
            <draw:enhanced-geometry svg:viewBox="0 0 21600 21600" draw:type="rectangle" draw:enhanced-path="M 0 0 L 21600 0 21600 21600 0 21600 0 0 Z N"/>
          </draw:custom-shape>
          <draw:frame draw:style-name="gr62" draw:text-style-name="P24" draw:layer="layout" svg:width="0.771cm" svg:height="0.607cm" svg:x="11.029cm" svg:y="5.412cm">
            <draw:text-box>
              <text:p><text:span text:style-name="T13">...</text:span></text:p>
            </draw:text-box>
          </draw:frame>
          <draw:frame draw:style-name="gr62" draw:text-style-name="P24" draw:layer="layout" svg:width="1.021cm" svg:height="0.607cm" svg:x="11.079cm" svg:y="3.78cm">
            <draw:text-box>
              <text:p><text:span text:style-name="T13">...</text:span></text:p>
            </draw:text-box>
          </draw:frame>
          <draw:custom-shape draw:style-name="gr63" draw:text-style-name="P5" draw:layer="layout" svg:width="0.347cm" svg:height="3.362cm" draw:transform="rotate (-1.5707963267949) translate (13.057cm 6.104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64" draw:text-style-name="P20" draw:layer="layout" svg:width="2.315cm" svg:height="0.539cm" svg:x="10.185cm" svg:y="6.401cm">
            <draw:text-box>
              <text:p><text:span text:style-name="T9">clients[16]</text:span></text:p>
            </draw:text-box>
          </draw:frame>
          <draw:frame draw:style-name="gr65" draw:text-style-name="P20" draw:layer="layout" svg:width="1.668cm" svg:height="0.539cm" svg:x="10.532cm" svg:y="6.944cm">
            <draw:text-box>
              <text:p><text:span text:style-name="T9">fifo_t</text:span></text:p>
            </draw:text-box>
          </draw:frame>
        </draw:g>
        <draw:frame draw:style-name="gr67" draw:text-style-name="P25" draw:layer="layout" svg:width="2.259cm" svg:height="1.673cm" svg:x="6.7cm" svg:y="3.7cm">
          <draw:text-box>
            <text:p><text:span text:style-name="T14">. . .</text:span></text:p>
          </draw:text-box>
        </draw:frame>
        <draw:custom-shape draw:style-name="gr41" draw:text-style-name="P1" draw:layer="layout" svg:width="1cm" svg:height="1cm" svg:x="15cm" svg:y="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cm" svg:height="1cm" svg:x="15cm" svg:y="1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cm" svg:height="1cm" svg:x="15cm" svg:y="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cm" svg:height="1cm" svg:x="15cm" svg:y="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6" draw:layer="layout" svg:width="1cm" svg:height="1cm" svg:x="15cm" svg:y="15cm">
          <text:p/>
          <draw:enhanced-geometry svg:viewBox="0 0 21600 21600" draw:type="rectangle" draw:enhanced-path="M 0 0 L 21600 0 21600 21600 0 21600 0 0 Z N"/>
        </draw:custom-shape>
        <draw:frame draw:style-name="gr68" draw:text-style-name="P3" draw:layer="layout" svg:width="0.68cm" svg:height="0.962cm" svg:x="15.2cm" svg:y="11.5cm">
          <draw:text-box>
            <text:p>.</text:p>
          </draw:text-box>
        </draw:frame>
        <draw:frame draw:style-name="gr68" draw:text-style-name="P3" draw:layer="layout" svg:width="0.68cm" svg:height="0.962cm" svg:x="15.2cm" svg:y="11.8cm">
          <draw:text-box>
            <text:p>.</text:p>
          </draw:text-box>
        </draw:frame>
        <draw:frame draw:style-name="gr68" draw:text-style-name="P3" draw:layer="layout" svg:width="0.68cm" svg:height="0.962cm" svg:x="15.2cm" svg:y="12.1cm">
          <draw:text-box>
            <text:p>.</text:p>
          </draw:text-box>
        </draw:frame>
        <draw:frame draw:style-name="gr39" draw:text-style-name="P7" draw:layer="layout" svg:width="1.687cm" svg:height="0.827cm" svg:x="12.3cm" svg:y="14.1cm">
          <draw:text-box>
            <text:p><text:span text:style-name="T3">NULL</text:span></text:p>
          </draw:text-box>
        </draw:frame>
        <draw:frame draw:style-name="gr39" draw:text-style-name="P7" draw:layer="layout" svg:width="1.687cm" svg:height="0.827cm" svg:x="12.301cm" svg:y="15.101cm">
          <draw:text-box>
            <text:p><text:span text:style-name="T3">NULL</text:span></text:p>
          </draw:text-box>
        </draw:frame>
        <draw:line draw:style-name="gr22" draw:text-style-name="P5" draw:layer="layout" svg:x1="11.5cm" svg:y1="9.5cm" svg:x2="15cm" svg:y2="9.5cm">
          <text:p/>
        </draw:line>
        <draw:line draw:style-name="gr22" draw:text-style-name="P5" draw:layer="layout" svg:x1="4.1cm" svg:y1="13.5cm" svg:x2="15cm" svg:y2="13.5cm">
          <text:p/>
        </draw:line>
        <draw:line draw:style-name="gr22" draw:text-style-name="P5" draw:layer="layout" svg:x1="7.4cm" svg:y1="11.5cm" svg:x2="15cm" svg:y2="11.5cm">
          <text:p/>
        </draw:line>
        <draw:line draw:style-name="gr22" draw:text-style-name="P5" draw:layer="layout" svg:x1="8.5cm" svg:y1="10.5cm" svg:x2="15cm" svg:y2="10.5cm">
          <text:p/>
        </draw:line>
        <draw:line draw:style-name="gr7" draw:text-style-name="P5" draw:layer="layout" svg:x1="11.5cm" svg:y1="9.5cm" svg:x2="11.5cm" svg:y2="7.5cm">
          <text:p/>
        </draw:line>
        <draw:line draw:style-name="gr7" draw:text-style-name="P5" draw:layer="layout" svg:x1="8.5cm" svg:y1="10.501cm" svg:x2="8.5cm" svg:y2="7.6cm">
          <text:p/>
        </draw:line>
        <draw:line draw:style-name="gr7" draw:text-style-name="P5" draw:layer="layout" svg:x1="7.4cm" svg:y1="11.502cm" svg:x2="7.4cm" svg:y2="7.6cm">
          <text:p/>
        </draw:line>
        <draw:line draw:style-name="gr7" draw:text-style-name="P5" draw:layer="layout" svg:x1="4.1cm" svg:y1="13.503cm" svg:x2="4.1cm" svg:y2="7.5cm">
          <text:p/>
        </draw:line>
        <draw:line draw:style-name="gr7" draw:text-style-name="P5" draw:layer="layout" svg:x1="15cm" svg:y1="14.5cm" svg:x2="13.9cm" svg:y2="14.5cm">
          <text:p/>
        </draw:line>
        <draw:line draw:style-name="gr7" draw:text-style-name="P5" draw:layer="layout" svg:x1="15.001cm" svg:y1="15.5cm" svg:x2="13.901cm" svg:y2="15.5cm">
          <text:p/>
        </draw:line>
        <draw:frame draw:style-name="gr69" draw:text-style-name="P26" draw:layer="layout" svg:width="4.312cm" svg:height="0.662cm" svg:x="14.8cm" svg:y="16.2cm">
          <draw:text-box>
            <text:p><text:span text:style-name="T15">fifo_root_devic</text:span><text:span text:style-name="T15">e_t</text:span></text:p>
          </draw:text-box>
        </draw:frame>
        <draw:frame draw:style-name="gr70" draw:text-style-name="P2" draw:layer="layout" svg:width="3.931cm" svg:height="0.988cm" draw:transform="rotate (1.5707963267949) translate (17.171cm 14.359cm)">
          <draw:text-box>
            <text:p><text:span text:style-name="T1">fifos[32</text:span><text:span text:style-name="T1">]</text:span></text:p>
          </draw:text-box>
        </draw:frame>
        <draw:custom-shape draw:style-name="gr71" draw:text-style-name="P5" draw:layer="layout" svg:width="0.5cm" svg:height="6.5cm" svg:x="16.5cm" svg:y="9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7" draw:style-name="dp1" draw:master-page-name="Default">
        <draw:custom-shape draw:style-name="gr72" draw:text-style-name="P27" draw:layer="layout" svg:width="1.987cm" svg:height="2.018cm" svg:x="5.913cm" svg:y="13cm">
          <text:p text:style-name="P1">Part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8" draw:layer="layout" svg:width="1.987cm" svg:height="2.018cm" svg:x="10.9cm" svg:y="8cm">
          <text:p text:style-name="P1"><text:span text:style-name="T16">Fu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9" draw:layer="layout" svg:width="1.987cm" svg:height="2.018cm" svg:x="10.913cm" svg:y="17.982cm">
          <text:p text:style-name="P1">Emp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5" draw:text-style-name="P5" draw:layer="layout" svg:width="3.999cm" svg:height="3.999cm" draw:transform="rotate (1.5707963267949) translate (6.9cm 13cm)" svg:viewBox="0 0 4000 4000" svg:d="M0 0c4000 0 4000 4000 4000 4000">
          <text:p/>
        </draw:path>
        <draw:path draw:style-name="gr75" draw:text-style-name="P5" draw:layer="layout" svg:width="3.899cm" svg:height="3.999cm" draw:transform="rotate (-1.5707963267949) translate (10.9cm 15.1cm)" svg:viewBox="0 0 3900 4000" svg:d="M0 4000c3900 0 3900-4000 3900-4000">
          <text:p/>
        </draw:path>
        <draw:path draw:style-name="gr75" draw:text-style-name="P5" draw:layer="layout" svg:width="3.499cm" svg:height="4.099cm" draw:transform="rotate (-1.5707963267949) translate (11.9cm 10cm)" svg:viewBox="0 0 3500 4100" svg:d="M0 0c3000 0 3500 4100 3500 4100">
          <text:p/>
        </draw:path>
        <draw:path draw:style-name="gr75" draw:text-style-name="P5" draw:layer="layout" svg:width="3.799cm" svg:height="3.999cm" draw:transform="rotate (1.5707963267949) translate (7.9cm 18cm)" svg:viewBox="0 0 3800 4000" svg:d="M0 4000c3000 0 3800-4000 3800-4000">
          <text:p/>
        </draw:path>
        <draw:path draw:style-name="gr75" draw:text-style-name="P5" draw:layer="layout" svg:width="5.867cm" svg:height="6.149cm" draw:transform="rotate (-0.773704457409087) translate (12.6000000152823cm 9.79999998435599cm)" svg:viewBox="0 0 5868 6150" svg:d="M0 0c6011 0 5868 6150 5868 6150">
          <text:p/>
        </draw:path>
        <draw:path draw:style-name="gr75" draw:text-style-name="P5" draw:layer="layout" svg:width="6.244cm" svg:height="8.136cm" draw:transform="skewX (7.33150509979831E-017) rotate (0.620290016158785) translate (8.17013883659008cm 12.378761777262cm)" svg:viewBox="0 0 6245 8137" svg:d="M0 8137c8602 0 5813-8137 5813-8137">
          <text:p/>
        </draw:path>
        <draw:frame draw:style-name="gr76" draw:text-style-name="P30" draw:layer="layout" svg:width="2.788cm" svg:height="0.742cm" draw:transform="rotate (0.431794456943397) translate (6.947cm 9.462cm)">
          <draw:text-box>
            <text:p><text:span text:style-name="T17">!WRITABLE</text:span></text:p>
          </draw:text-box>
        </draw:frame>
        <draw:frame draw:style-name="gr77" draw:text-style-name="P30" draw:layer="layout" svg:width="2.534cm" svg:height="0.742cm" draw:transform="rotate (0.421846080207029) translate (8.559cm 12.809cm)">
          <draw:text-box>
            <text:p><text:span text:style-name="T17">WRITABLE</text:span></text:p>
          </draw:text-box>
        </draw:frame>
        <draw:frame draw:style-name="gr76" draw:text-style-name="P30" draw:layer="layout" svg:width="2.788cm" svg:height="0.742cm" draw:transform="rotate (-0.373674992851987) translate (7.432cm 18.117cm)">
          <draw:text-box>
            <text:p><text:span text:style-name="T17">!READABLE</text:span></text:p>
          </draw:text-box>
        </draw:frame>
        <draw:frame draw:style-name="gr77" draw:text-style-name="P30" draw:layer="layout" svg:width="2.534cm" svg:height="0.742cm" draw:transform="rotate (-0.347145988221672) translate (8.702cm 14.491cm)">
          <draw:text-box>
            <text:p><text:span text:style-name="T17">READABLE</text:span></text:p>
          </draw:text-box>
        </draw:frame>
        <draw:custom-shape draw:style-name="gr78" draw:text-style-name="P1" draw:layer="layout" svg:width="2cm" svg:height="0.9cm" svg:x="6.2cm" svg:y="16.8cm">
          <text:p text:style-name="P1">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draw:layer="layout" svg:width="2cm" svg:height="0.9cm" svg:x="10.801cm" svg:y="15.701cm">
          <text:p text:style-name="P1">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draw:layer="layout" svg:width="2cm" svg:height="0.9cm" svg:x="13.401cm" svg:y="13.501cm">
          <text:p text:style-name="P1">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draw:layer="layout" svg:width="2cm" svg:height="0.9cm" svg:x="10.702cm" svg:y="11.202cm">
          <text:p text:style-name="P1">re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draw:layer="layout" svg:width="2cm" svg:height="0.9cm" svg:x="6.302cm" svg:y="10.602cm">
          <text:p text:style-name="P1">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" draw:layer="layout" svg:width="2cm" svg:height="0.9cm" svg:x="16.003cm" svg:y="13.503cm">
          <text:p text:style-name="P1">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5" draw:text-style-name="P5" draw:layer="layout" svg:width="2.058cm" svg:height="1.576cm" draw:transform="skewX (0.320966049441757) rotate (2.97037585396915) translate (6.29999995615243cm 14.8000000817754cm)" svg:viewBox="0 0 2059 1577" svg:d="M0 0c4111 0 797 1577 797 1577">
          <text:p/>
        </draw:path>
        <draw:custom-shape draw:style-name="gr79" draw:text-style-name="P1" draw:layer="layout" svg:width="3.202cm" svg:height="0.9cm" svg:x="1.7cm" svg:y="13.602cm">
          <text:p text:style-name="P1">read/wr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.772cm" svg:height="0.497cm" svg:x="16.2cm" svg:y="19.903cm">
          <draw:text-box>
            <text:p><text:span text:style-name="T2">simple-006</text:span></text:p>
          </draw:text-box>
        </draw:frame>
        <draw:frame draw:style-name="gr77" draw:text-style-name="P30" draw:layer="layout" svg:width="2.534cm" svg:height="0.742cm" draw:transform="rotate (0.920835713352208) translate (12.475cm 17.292cm)">
          <draw:text-box>
            <text:p><text:span text:style-name="T17">WRITABLE</text:span></text:p>
          </draw:text-box>
        </draw:frame>
        <draw:frame draw:style-name="gr77" draw:text-style-name="P30" draw:layer="layout" svg:width="2.534cm" svg:height="0.742cm" draw:transform="rotate (-0.771260996456295) translate (13.462cm 9.396cm)">
          <draw:text-box>
            <text:p><text:span text:style-name="T17">READABLE</text:span></text:p>
          </draw:text-box>
        </draw:frame>
        <draw:frame draw:style-name="gr76" draw:text-style-name="P30" draw:layer="layout" svg:width="2.788cm" svg:height="0.742cm" draw:transform="rotate (-0.765501409924713) translate (13.946cm 8.938cm)">
          <draw:text-box>
            <text:p><text:span text:style-name="T17">!WRITABLE</text:span></text:p>
          </draw:text-box>
        </draw:frame>
        <draw:frame draw:style-name="gr80" draw:text-style-name="P30" draw:layer="layout" svg:width="2.788cm" svg:height="0.742cm" draw:transform="rotate (0.952077106962907) translate (12.938cm 17.8cm)">
          <draw:text-box>
            <text:p><text:span text:style-name="T17">!READABLE</text:span></text:p>
          </draw:text-box>
        </draw:frame>
        <draw:frame draw:style-name="gr77" draw:text-style-name="P30" draw:layer="layout" svg:width="2.534cm" svg:height="0.742cm" draw:transform="rotate (0.412944901021858) translate (7.558cm 9.939cm)">
          <draw:text-box>
            <text:p><text:span text:style-name="T17">READABLE</text:span></text:p>
          </draw:text-box>
        </draw:frame>
      </draw:page>
      <draw:page draw:name="page8" draw:style-name="dp1" draw:master-page-name="Default">
        <draw:custom-shape draw:style-name="gr81" draw:text-style-name="P31" draw:layer="layout" svg:width="4cm" svg:height="4cm" svg:x="10.002cm" svg:y="12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32" draw:layer="layout" svg:width="4cm" svg:height="4cm" svg:x="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" draw:layer="layout" svg:width="3.508cm" svg:height="1.356cm" svg:x="8.3cm" svg:y="10.3cm">
          <draw:text-box>
            <text:p text:style-name="P1">case 1</text:p>
            <text:p text:style-name="P1"><text:span text:style-name="T18">(some, possibly all)</text:span></text:p>
          </draw:text-box>
        </draw:frame>
        <draw:frame draw:style-name="gr84" draw:text-style-name="P3" draw:layer="layout" svg:width="3.939cm" svg:height="1.356cm" svg:x="10.101cm" svg:y="16.3cm">
          <draw:text-box>
            <text:p text:style-name="P1">case 2</text:p>
            <text:p text:style-name="P33"><text:span text:style-name="T19">(some, possibly </text:span><text:span text:style-name="T19">none)</text:span></text:p>
          </draw:text-box>
        </draw:frame>
        <draw:frame draw:style-name="gr85" draw:text-style-name="P11" draw:layer="layout" svg:width="3.457cm" svg:height="0.725cm" draw:transform="rotate (-1.5707963267949) translate (11.39cm 12.234cm)">
          <draw:text-box>
            <text:p><text:span text:style-name="T6">some data read</text:span></text:p>
          </draw:text-box>
        </draw:frame>
        <draw:frame draw:style-name="gr86" draw:text-style-name="P11" draw:layer="layout" svg:width="2.843cm" svg:height="0.725cm" draw:transform="rotate (-1.5707963267949) translate (9.691cm 12.435cm)">
          <draw:text-box>
            <text:p><text:span text:style-name="T6">all data read</text:span></text:p>
          </draw:text-box>
        </draw:frame>
        <draw:frame draw:style-name="gr87" draw:text-style-name="P11" draw:layer="layout" svg:width="2.894cm" svg:height="0.725cm" draw:transform="rotate (-1.5707963267949) translate (13.192cm 12.536cm)">
          <draw:text-box>
            <text:p><text:span text:style-name="T6">no data read</text:span></text:p>
          </draw:text-box>
        </draw:frame>
        <draw:custom-shape draw:style-name="gr88" draw:text-style-name="P5" draw:layer="layout" svg:width="0.3cm" svg:height="4cm" draw:transform="rotate (-1.5707963267949) translate (14cm 16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8" draw:text-style-name="P5" draw:layer="layout" svg:width="0.3cm" svg:height="4cm" draw:transform="rotate (-1.5707963267949) translate (12cm 11.601cm)">
          <text:p/>
          <draw:enhanced-geometry svg:viewBox="0 0 21600 21600" draw:mirror-horizontal="true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6" draw:layer="layout" svg:width="1.772cm" svg:height="0.497cm" svg:x="7.8cm" svg:y="17.204cm">
          <draw:text-box>
            <text:p><text:span text:style-name="T2">simple-007</text:span></text:p>
          </draw:text-box>
        </draw:frame>
      </draw:page>
      <draw:page draw:name="page9" draw:style-name="dp1" draw:master-page-name="Default">
        <draw:custom-shape draw:style-name="gr89" draw:text-style-name="P14" draw:layer="layout" svg:width="7.2cm" svg:height="11.6cm" svg:x="2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34" draw:layer="layout" svg:width="4.8cm" svg:height="6.4cm" svg:x="3.2cm" svg:y="10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layout" svg:width="4cm" svg:height="2cm" svg:x="3.6cm" svg:y="8.1cm">
          <text:p/>
          <draw:enhanced-geometry svg:viewBox="0 0 21600 21600" draw:type="rectangle" draw:enhanced-path="M 0 0 L 21600 0 21600 21600 0 21600 0 0 Z N"/>
        </draw:custom-shape>
        <draw:frame draw:style-name="gr92" draw:text-style-name="P3" draw:layer="layout" svg:width="6.132cm" svg:height="1.538cm" svg:x="2.5cm" svg:y="6.2cm">
          <draw:text-box>
            <text:p text:style-name="P1">per-device context</text:p>
            <text:p text:style-name="P1"><text:span text:style-name="T3">m</text:span><text:span text:style-name="T3">u</text:span><text:span text:style-name="T3">l</text:span><text:span text:style-name="T3">t</text:span><text:span text:style-name="T3">i</text:span><text:span text:style-name="T3">_</text:span><text:span text:style-name="T3">r</text:span><text:span text:style-name="T3">o</text:span><text:span text:style-name="T3">o</text:span><text:span text:style-name="T3">t</text:span><text:span text:style-name="T3">_</text:span><text:span text:style-name="T3">d</text:span><text:span text:style-name="T3">e</text:span><text:span text:style-name="T3">v</text:span><text:span text:style-name="T3">i</text:span><text:span text:style-name="T3">c</text:span><text:span text:style-name="T3">e</text:span><text:span text:style-name="T3">_</text:span><text:span text:style-name="T3">t</text:span></text:p>
          </draw:text-box>
        </draw:frame>
        <draw:frame draw:style-name="gr93" draw:text-style-name="P3" draw:layer="layout" svg:width="3.762cm" svg:height="1.454cm" svg:x="3.7cm" svg:y="8.4cm">
          <draw:text-box>
            <text:p text:style-name="P1"><text:span text:style-name="T20">bas</text:span><text:span text:style-name="T20">e_d</text:span><text:span text:style-name="T20">evic</text:span><text:span text:style-name="T20">e</text:span></text:p>
            <text:p text:style-name="P1"><text:span text:style-name="T3">mult</text:span><text:span text:style-name="T3">i_de</text:span><text:span text:style-name="T3">v_t</text:span></text:p>
          </draw:text-box>
        </draw:frame>
        <draw:custom-shape draw:style-name="gr94" draw:text-style-name="P1" draw:layer="layout" svg:width="1cm" svg:height="1cm" svg:x="3.6cm" svg:y="12.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4.6cm" svg:y="12.2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3.6cm" svg:y="13.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4.6cm" svg:y="13.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5.6cm" svg:y="12.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6.6cm" svg:y="12.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5.6cm" svg:y="13.2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6.6cm" svg:y="13.2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3.6cm" svg:y="14.2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4.6cm" svg:y="14.2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3.6cm" svg:y="15.2cm">
          <text:p text:style-name="P1">12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4.6cm" svg:y="15.2cm">
          <text:p text:style-name="P1">13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5.6cm" svg:y="14.2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6.6cm" svg:y="14.2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5.6cm" svg:y="15.2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1cm" svg:height="1cm" svg:x="6.6cm" svg:y="15.2cm">
          <text:p text:style-name="P1">15</text:p>
          <draw:enhanced-geometry svg:viewBox="0 0 21600 21600" draw:type="rectangle" draw:enhanced-path="M 0 0 L 21600 0 21600 21600 0 21600 0 0 Z N"/>
        </draw:custom-shape>
        <draw:frame draw:style-name="gr93" draw:text-style-name="P3" draw:layer="layout" svg:width="4.058cm" svg:height="1.454cm" svg:x="3.6cm" svg:y="10.7cm">
          <draw:text-box>
            <text:p text:style-name="P1"><text:span text:style-name="T20">dev</text:span><text:span text:style-name="T20">ice</text:span><text:span text:style-name="T20">s </text:span><text:span text:style-name="T20">[16</text:span><text:span text:style-name="T20">]</text:span></text:p>
            <text:p text:style-name="P1"><text:span text:style-name="T3">mul</text:span><text:span text:style-name="T3">ti_</text:span><text:span text:style-name="T3">dev</text:span><text:span text:style-name="T3">_t*</text:span></text:p>
          </draw:text-box>
        </draw:frame>
        <draw:frame draw:style-name="gr95" draw:text-style-name="P7" draw:layer="layout" svg:width="6.429cm" svg:height="0.827cm" svg:x="10.8cm" svg:y="8.6cm">
          <draw:text-box>
            <text:p><text:span text:style-name="T3">/</text:span><text:span text:style-name="T3">d</text:span><text:span text:style-name="T3">e</text:span><text:span text:style-name="T3">v</text:span><text:span text:style-name="T3">/</text:span><text:span text:style-name="T3">m</text:span><text:span text:style-name="T3">i</text:span><text:span text:style-name="T3">s</text:span><text:span text:style-name="T3">c</text:span><text:span text:style-name="T3">/</text:span><text:span text:style-name="T3">d</text:span><text:span text:style-name="T3">e</text:span><text:span text:style-name="T3">m</text:span><text:span text:style-name="T3">o</text:span><text:span text:style-name="T3">-</text:span><text:span text:style-name="T3">m</text:span><text:span text:style-name="T3">u</text:span><text:span text:style-name="T3">l</text:span><text:span text:style-name="T3">t</text:span><text:span text:style-name="T3">i</text:span></text:p>
          </draw:text-box>
        </draw:frame>
        <draw:frame draw:style-name="gr96" draw:text-style-name="P7" draw:layer="layout" svg:width="7.021cm" svg:height="0.827cm" svg:x="10.801cm" svg:y="13.301cm">
          <draw:text-box>
            <text:p><text:span text:style-name="T3">/</text:span><text:span text:style-name="T3">d</text:span><text:span text:style-name="T3">e</text:span><text:span text:style-name="T3">v</text:span><text:span text:style-name="T3">/</text:span><text:span text:style-name="T3">m</text:span><text:span text:style-name="T3">i</text:span><text:span text:style-name="T3">s</text:span><text:span text:style-name="T3">c</text:span><text:span text:style-name="T3">/</text:span><text:span text:style-name="T3">d</text:span><text:span text:style-name="T3">e</text:span><text:span text:style-name="T3">m</text:span><text:span text:style-name="T3">o</text:span><text:span text:style-name="T3">-</text:span><text:span text:style-name="T3">m</text:span><text:span text:style-name="T3">u</text:span><text:span text:style-name="T3">l</text:span><text:span text:style-name="T3">t</text:span><text:span text:style-name="T3">i</text:span><text:span text:style-name="T3">/</text:span><text:span text:style-name="T3">7</text:span></text:p>
          </draw:text-box>
        </draw:frame>
        <draw:line draw:style-name="gr7" draw:text-style-name="P5" draw:layer="layout" svg:x1="7.6cm" svg:y1="9cm" svg:x2="11cm" svg:y2="9cm">
          <text:p/>
        </draw:line>
        <draw:line draw:style-name="gr7" draw:text-style-name="P5" draw:layer="layout" svg:x1="7.6cm" svg:y1="13.7cm" svg:x2="11cm" svg:y2="13.7cm">
          <text:p/>
        </draw:line>
        <draw:frame draw:style-name="gr8" draw:text-style-name="P6" draw:layer="layout" svg:width="1.772cm" svg:height="0.497cm" svg:x="15.6cm" svg:y="17.005cm">
          <draw:text-box>
            <text:p><text:span text:style-name="T2">sim</text:span><text:span text:style-name="T2">ple</text:span><text:span text:style-name="T2">-</text:span><text:span text:style-name="T2">008</text:span></text:p>
          </draw:text-box>
        </draw:frame>
        <draw:custom-shape draw:style-name="gr97" draw:text-style-name="P35" draw:layer="layout" svg:width="5.9cm" svg:height="1.5cm" svg:x="10.4cm" svg:y="6.2cm">
          <text:p text:style-name="P1"><text:span text:style-name="T17">multi_base_device_ops</text:span></text:p>
          <draw:enhanced-geometry svg:viewBox="0 0 21600 21600" draw:text-areas="800 800 20800 20800" draw:type="round-rectangular-callout" draw:modifiers="-11453.3807829182 31716.45569620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7" draw:text-style-name="P35" draw:layer="layout" svg:width="5.9cm" svg:height="1.5cm" svg:x="10.436cm" svg:y="10.452cm">
          <text:p text:style-name="P1"><text:span text:style-name="T17">multi_device_ops</text:span></text:p>
          <draw:enhanced-geometry svg:viewBox="0 0 21600 21600" draw:text-areas="800 800 20800 20800" draw:type="round-rectangular-callout" draw:modifiers="-11043.4163701068 43473.417721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3" svg:font-family="'Courier 10 Pitch'" style:font-adornments="Bold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0:48:33.208939858</meta:creation-date>
    <dc:date>2018-07-09T15:39:50.751528613</dc:date>
    <meta:editing-duration>PT4H55M1S</meta:editing-duration>
    <meta:editing-cycles>26</meta:editing-cycles>
    <meta:generator>LibreOffice/5.1.6.2$Linux_X86_64 LibreOffice_project/10m0$Build-2</meta:generator>
    <meta:document-statistic meta:object-count="255"/>
  </office:meta>
</office:document-meta>
</file>